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5pt" fo:letter-spacing="normal" fo:language="es" fo:country="none" fo:font-style="normal" style:text-underline-style="none" fo:font-weight="bold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s" fo:country="none" fo:font-style="normal" style:text-underline-style="none" fo:font-weight="bold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" fo:font-size="15pt" fo:letter-spacing="normal" fo:language="es" fo:country="none" fo:font-style="normal" style:text-underline-style="none" fo:font-weight="bold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" fo:font-size="15pt" fo:letter-spacing="normal" fo:language="es" fo:country="none" fo:font-style="normal" style:text-underline-style="none" fo:font-weight="bold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T13" style:family="text">
      <style:text-properties fo:color="#974806" loext:opacity="100%" fo:font-size="14pt" style:font-size-asian="14pt" style:font-size-complex="14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7" style:family="text">
      <style:text-properties fo:font-variant="normal" fo:text-transform="none" fo:color="#00a933" loext:opacity="100%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8" style:family="text">
      <style:text-properties fo:font-variant="normal" fo:text-transform="none" fo:color="#2a6099" loext:opacity="100%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style:style style:name="T19" style:family="text">
      <style:text-properties fo:font-variant="normal" fo:text-transform="none" fo:color="#974806" loext:opacity="100%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0" draw:layer="layout" svg:width="15.24cm" svg:height="0.962cm" svg:x="8.255cm" svg:y="1.27cm">
          <draw:text-box>
            <text:p>Database design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1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13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13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13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13">logout</text:span><text:span text:style-name="T4"> dell’utente.</text:span></text:p>
          </draw:text-box>
        </draw:frame>
        <draw:frame draw:style-name="gr2" draw:text-style-name="P12" draw:layer="layout" svg:width="20.955cm" svg:height="0.962cm" svg:x="3.523cm" svg:y="0cm">
          <draw:text-box>
            <text:p text:style-name="P3"><text:span text:style-name="T14">Analisi dei requisiti applicativi</text:span></text:p>
          </draw:text-box>
        </draw:frame>
        <draw:frame draw:style-name="gr5" draw:text-style-name="P14" draw:layer="layout" svg:width="4.445cm" svg:height="5.068cm" svg:x="0cm" svg:y="1.27cm">
          <draw:text-box>
            <text:p text:style-name="P13"><text:span text:style-name="T15">Pages(views)</text:span><text:span text:style-name="T16">,</text:span></text:p>
            <text:p text:style-name="P13"><text:span text:style-name="T17">view components</text:span><text:span text:style-name="T16">,</text:span></text:p>
            <text:p text:style-name="P13"><text:span text:style-name="T16"><text:s/></text:span><text:span text:style-name="T18">events</text:span><text:span text:style-name="T16">, </text:span></text:p>
            <text:p text:style-name="P13"><text:span text:style-name="T19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2" draw:layer="layout" svg:width="20.955cm" svg:height="0.962cm" svg:x="3.523cm" svg:y="0cm">
          <draw:text-box>
            <text:p text:style-name="P3"><text:span text:style-name="T14">Completamento delle specifiche</text:span></text:p>
          </draw:text-box>
        </draw:frame>
        <draw:frame draw:style-name="gr6" draw:text-style-name="P10" draw:layer="layout" svg:width="17.145cm" svg:height="3.806cm" svg:x="5.428cm" svg:y="1.905cm">
          <draw:text-box>
            <text:list text:style-name="L1">
              <text:list-item>
                <text:p>Pagina di default login</text:p>
              </text:list-item>
              <text:list-item>
                <text:p>Prezzo preventivo maggiore di 0</text:p>
              </text:list-item>
              <text:list-item>
                <text:p>Pagina che consente la registrazione</text:p>
              </text:list-item>
              <text:list-item>
                <text:p>L’impiegato può vedere i dettagli dei preventivi precedentemente gestiti da lui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07T18:12:12.136509534</dc:date>
    <meta:editing-duration>PT7H1M7S</meta:editing-duration>
    <meta:editing-cycles>4</meta:editing-cycles>
    <meta:generator>LibreOffice/7.3.4.2$Linux_X86_64 LibreOffice_project/30$Build-2</meta:generator>
    <meta:document-statistic meta:object-count="42"/>
  </office:meta>
</office:document-meta>
</file>